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fo:background-color="#ff6d6d"/>
      <style:text-properties fo:color="#000000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omple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basic syntax</text:p>
          </table:table-cell>
          <table:table-cell table:style-name="ce4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conditional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dictionarie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exceptions</text:p>
          </table:table-cell>
          <table:table-cell table:style-name="ce1" office:value-type="string" calcext:value-type="string">
            <text:p>done</text:p>
          </table:table-cell>
          <table:table-cell table:style-name="ce3" office:value-type="date" office:date-value="2025-03-18" calcext:value-type="date">
            <text:p>03/18/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functions, builtin functions</text:p>
          </table:table-cell>
          <table:table-cell table:style-name="ce1" office:value-type="string" calcext:value-type="string">
            <text:p>done</text:p>
          </table:table-cell>
          <table:table-cell table:style-name="ce3" office:value-type="date" office:date-value="2025-03-18" calcext:value-type="date">
            <text:p>03/18/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ists, tuples, set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oop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uple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ype casting</text:p>
          </table:table-cell>
          <table:table-cell table:style-name="ce4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variables and data types</text:p>
          </table:table-cell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arrays and linked lists</text:p>
          </table:table-cell>
          <table:table-cell table:style-name="ce1" office:value-type="string" calcext:value-type="string">
            <text:p>done</text:p>
          </table:table-cell>
          <table:table-cell table:style-name="ce3" office:value-type="date" office:date-value="2025-03-25" calcext:value-type="date">
            <text:p>03/25/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binary search tre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ash tabl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eaps stacks and qu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recursio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sorting algorithm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ules</text:p>
          </table:table-cell>
          <table:table-cell/>
          <table:table-cell table:style-name="ce4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mbdas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rators</text:p>
          </table:table-cell>
          <table:table-cell/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ors</text:p>
          </table:table-cell>
          <table:table-cell/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ular expressions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classes</text:p>
          </table:table-cell>
          <table:table-cell table:style-name="ce1" office:value-type="string" calcext:value-type="string">
            <text:p>done</text:p>
          </table:table-cell>
          <table:table-cell table:style-name="ce3" office:value-type="date" office:date-value="2025-04-01" calcext:value-type="date">
            <text:p>04/01/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nheritance</text:p>
          </table:table-cell>
          <table:table-cell table:style-name="ce1" office:value-type="string" calcext:value-type="string">
            <text:p>done</text:p>
          </table:table-cell>
          <table:table-cell table:style-name="ce3" office:value-type="date" office:date-value="2025-04-01" calcext:value-type="date">
            <text:p>04/01/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methods</text:p>
          </table:table-cell>
          <table:table-cell table:style-name="ce1" office:value-type="string" calcext:value-type="string">
            <text:p>done</text:p>
          </table:table-cell>
          <table:table-cell table:style-name="ce3" office:value-type="date" office:date-value="2025-04-01" calcext:value-type="date">
            <text:p>04/01/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under</text:p>
          </table:table-cell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ecorators</text:p>
          </table:table-cell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uv</text:p>
          </table:table-cell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pip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mon packages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st comprehensions</text:p>
          </table:table-cell>
          <table:table-cell/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nerator expressions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radigms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ntext manager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ultiprocessing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asynchrony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GI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Threading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atic typing</text:p>
          </table:table-cell>
          <table:table-cell office:value-type="string" calcext:value-type="string">
            <text:p>&lt;choose&gt;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de formatting</text:p>
          </table:table-cell>
          <table:table-cell office:value-type="string" calcext:value-type="string">
            <text:p>ru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phinx?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pytest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C1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12:49:21.1112823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56:36.357549663</meta:creation-date>
    <dc:date>2025-04-01T13:06:21.492275992</dc:date>
    <meta:editing-duration>P2DT3H8M29S</meta:editing-duration>
    <meta:editing-cycles>8</meta:editing-cycles>
    <meta:generator>LibreOffice/24.2.7.2$Linux_X86_64 LibreOffice_project/420$Build-2</meta:generator>
    <meta:document-statistic meta:table-count="1" meta:cell-count="148" meta:object-count="0"/>
  </office:meta>
</office:document-meta>
</file>